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Vrijeme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Vlaga</text:p>
          </table:table-cell>
          <table:table-cell office:value-type="string" calcext:value-type="string">
            <text:p>Vjetar</text:p>
          </table:table-cell>
          <table:table-cell office:value-type="string" calcext:value-type="string">
            <text:p>Igrati?</text:p>
          </table:table-cell>
          <table:table-cell/>
          <table:table-cell office:value-type="string" calcext:value-type="string">
            <text:p>entropija(sunce(2,2)</text:p>
          </table:table-cell>
          <table:table-cell table:formula="of:=-(0.5*LOG(0.5;2))-(0.5*LOG(0.5;2))" office:value-type="float" office:value="1" calcext:value-type="float">
            <text:p>1</text:p>
          </table:table-cell>
          <table:table-cell office:value-type="string" calcext:value-type="string">
            <text:p>entropija(visoka temp)</text:p>
          </table:table-cell>
          <table:table-cell table:formula="of:=-(0.5*LOG(0.5;2))-(0.5*LOG(0.5;2))" office:value-type="float" office:value="1" calcext:value-type="float">
            <text:p>1</text:p>
          </table:table-cell>
          <table:table-cell office:value-type="string" calcext:value-type="string">
            <text:p>entropija(visoka vlaga)</text:p>
          </table:table-cell>
          <table:table-cell table:formula="of:=-(0.4*LOG(0.4;2))-(0.6*LOG(0.6;2))" office:value-type="float" office:value="0.970950594454668" calcext:value-type="float">
            <text:p>0,970950594454668</text:p>
          </table:table-cell>
          <table:table-cell office:value-type="string" calcext:value-type="string">
            <text:p>entropija(slab vjetar)</text:p>
          </table:table-cell>
          <table:table-cell table:formula="of:=-(0.2*LOG(0.2;2))-(0.8*LOG(0.8;2))" office:value-type="float" office:value="0.721928094887362" calcext:value-type="float">
            <text:p>0,721928094887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ce</text:p>
          </table:table-cell>
          <table:table-cell table:number-columns-repeated="2" office:value-type="string" calcext:value-type="string">
            <text:p>visoka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entropija(kisa(2,1))</text:p>
          </table:table-cell>
          <table:table-cell table:formula="of:=-((2/3)*LOG(2/3;2))-((1/3)*LOG(1/3;2))" office:value-type="float" office:value="0.91829583405449" calcext:value-type="float">
            <text:p>0,91829583405449</text:p>
          </table:table-cell>
          <table:table-cell office:value-type="string" calcext:value-type="string">
            <text:p>entropija(srednja temp)</text:p>
          </table:table-cell>
          <table:table-cell table:formula="of:=-((2/3)*LOG(2/3;2))-((1/3)*LOG(1/3;2))" office:value-type="float" office:value="0.91829583405449" calcext:value-type="float">
            <text:p>0,91829583405449</text:p>
          </table:table-cell>
          <table:table-cell office:value-type="string" calcext:value-type="string">
            <text:p>entropija(niska vlaga)</text:p>
          </table:table-cell>
          <table:table-cell table:formula="of:=-(0.6*LOG(0.6;2))-(0.4*LOG(0.4;2))" office:value-type="float" office:value="0.970950594454668" calcext:value-type="float">
            <text:p>0,970950594454668</text:p>
          </table:table-cell>
          <table:table-cell office:value-type="string" calcext:value-type="string">
            <text:p>entropija(jak vjetar)</text:p>
          </table:table-cell>
          <table:table-cell table:formula="of:=-(0.8*LOG(0.8;2))-(0.2*LOG(0.2;2))" office:value-type="float" office:value="0.721928094887362" calcext:value-type="float">
            <text:p>0,721928094887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ša</text:p>
          </table:table-cell>
          <table:table-cell office:value-type="string" calcext:value-type="string">
            <text:p>niska</text:p>
          </table:table-cell>
          <table:table-cell office:value-type="string" calcext:value-type="string">
            <text:p>visoka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entropija(oblacno(1,2))</text:p>
          </table:table-cell>
          <table:table-cell table:formula="of:=-((1/3)*LOG(1/3;2))-((2/3)*LOG(2/3;2))" office:value-type="float" office:value="0.91829583405449" calcext:value-type="float">
            <text:p>0,91829583405449</text:p>
          </table:table-cell>
          <table:table-cell office:value-type="string" calcext:value-type="string">
            <text:p>entropija(niska temp)</text:p>
          </table:table-cell>
          <table:table-cell table:formula="of:=-((1/3)*LOG(1/3;2))-((2/3)*LOG(2/3;2))" office:value-type="float" office:value="0.91829583405449" calcext:value-type="float">
            <text:p>0,918295834054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blačno</text:p>
          </table:table-cell>
          <table:table-cell office:value-type="string" calcext:value-type="string">
            <text:p>srednja</text:p>
          </table:table-cell>
          <table:table-cell office:value-type="string" calcext:value-type="string">
            <text:p>visoka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entropija(vrijeme)</text:p>
          </table:table-cell>
          <table:table-cell table:formula="of:=0.4*[.I1]+0.3*[.I2]+0.3*[.I3]" office:value-type="float" office:value="0.950977500432694" calcext:value-type="float">
            <text:p>0,950977500432694</text:p>
          </table:table-cell>
          <table:table-cell office:value-type="string" calcext:value-type="string">
            <text:p>entropija(temp)</text:p>
          </table:table-cell>
          <table:table-cell table:formula="of:=0.4*[.K1]+0.3*[.K2]+0.3*[.K3]" office:value-type="float" office:value="0.950977500432694" calcext:value-type="float">
            <text:p>0,950977500432694</text:p>
          </table:table-cell>
          <table:table-cell office:value-type="string" calcext:value-type="string">
            <text:p>entropija(vlaga)</text:p>
          </table:table-cell>
          <table:table-cell table:formula="of:=0.5*[.M1]+0.5*[.M2]" office:value-type="float" office:value="0.970950594454668" calcext:value-type="float">
            <text:p>0,970950594454668</text:p>
          </table:table-cell>
          <table:table-cell office:value-type="string" calcext:value-type="string">
            <text:p>entropija(vjetar)</text:p>
          </table:table-cell>
          <table:table-cell table:formula="of:=0.5*[.O1]+0.5*[.O2]" office:value-type="float" office:value="0.721928094887362" calcext:value-type="float">
            <text:p>0,721928094887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nce</text:p>
          </table:table-cell>
          <table:table-cell table:number-columns-repeated="2" office:value-type="string" calcext:value-type="string">
            <text:p>visoka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DI(igrati, vrijeme)</text:p>
          </table:table-cell>
          <table:table-cell table:formula="of:=1-[.I4]" office:value-type="float" office:value="0.0490224995673063" calcext:value-type="float">
            <text:p>0,0490224995673063</text:p>
          </table:table-cell>
          <table:table-cell office:value-type="string" calcext:value-type="string">
            <text:p>DI(igrati, temp)</text:p>
          </table:table-cell>
          <table:table-cell table:formula="of:=1-[.K4]" office:value-type="float" office:value="0.0490224995673063" calcext:value-type="float">
            <text:p>0,0490224995673063</text:p>
          </table:table-cell>
          <table:table-cell office:value-type="string" calcext:value-type="string">
            <text:p>DI(igrati, vlaga)</text:p>
          </table:table-cell>
          <table:table-cell table:formula="of:=1-[.M4]" office:value-type="float" office:value="0.0290494055453314" calcext:value-type="float">
            <text:p>0,0290494055453314</text:p>
          </table:table-cell>
          <table:table-cell office:value-type="string" calcext:value-type="string">
            <text:p>DI(igrati, vjetar)</text:p>
          </table:table-cell>
          <table:table-cell table:formula="of:=1-[.O4]" office:value-type="float" office:value="0.278071905112638" calcext:value-type="float">
            <text:p>0,278071905112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ša</text:p>
          </table:table-cell>
          <table:table-cell office:value-type="string" calcext:value-type="string">
            <text:p>niska</text:p>
          </table:table-cell>
          <table:table-cell office:value-type="string" calcext:value-type="string">
            <text:p>normalna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ne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blačno</text:p>
          </table:table-cell>
          <table:table-cell office:value-type="string" calcext:value-type="string">
            <text:p>srednja</text:p>
          </table:table-cell>
          <table:table-cell office:value-type="string" calcext:value-type="string">
            <text:p>normalna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da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nce</text:p>
          </table:table-cell>
          <table:table-cell office:value-type="string" calcext:value-type="string">
            <text:p>visoka</text:p>
          </table:table-cell>
          <table:table-cell office:value-type="string" calcext:value-type="string">
            <text:p>normalna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n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ša</text:p>
          </table:table-cell>
          <table:table-cell office:value-type="string" calcext:value-type="string">
            <text:p>visoka</text:p>
          </table:table-cell>
          <table:table-cell office:value-type="string" calcext:value-type="string">
            <text:p>normalna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da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blačno</text:p>
          </table:table-cell>
          <table:table-cell office:value-type="string" calcext:value-type="string">
            <text:p>niska</text:p>
          </table:table-cell>
          <table:table-cell office:value-type="string" calcext:value-type="string">
            <text:p>visoka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ne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nce</text:p>
          </table:table-cell>
          <table:table-cell office:value-type="string" calcext:value-type="string">
            <text:p>srednja</text:p>
          </table:table-cell>
          <table:table-cell office:value-type="string" calcext:value-type="string">
            <text:p>normalna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da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>00:00:00</text:time></text:p>
        </style:region-right>
      </style:header>
      <style:header-left style:display="false"/>
      <style:header-first style:display="false"/>
      <style:footer>
        <text:p>Stranic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4T13:10:53.849000000</meta:creation-date>
    <meta:generator>LibreOffice/7.2.2.2$Windows_X86_64 LibreOffice_project/02b2acce88a210515b4a5bb2e46cbfb63fe97d56</meta:generator>
    <dc:date>2022-01-04T14:12:11.789000000</dc:date>
    <meta:editing-duration>PT5M59S</meta:editing-duration>
    <meta:editing-cycles>1</meta:editing-cycles>
    <meta:document-statistic meta:table-count="1" meta:cell-count="102" meta:object-count="0"/>
  </office:meta>
</office:document-meta>
</file>